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search-criteria-must-apply-to-whole-cell="false"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Z (mod 6961)</text:p>
          </table:table-cell>
          <table:table-cell/>
          <table:table-cell office:value-type="string" calcext:value-type="string">
            <text:p>mod</text:p>
          </table:table-cell>
          <table:table-cell office:value-type="float" office:value="6961" calcext:value-type="float">
            <text:p>6961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MOD([.C2]^2*[.$F$2]^[.B3];[.$F$1])" office:value-type="float" office:value="437" calcext:value-type="float">
            <text:p>437</text:p>
          </table:table-cell>
          <table:table-cell/>
          <table:table-cell office:value-type="string" calcext:value-type="string">
            <text:p>exp</text:p>
          </table:table-cell>
          <table:table-cell office:value-type="float" office:value="6104" calcext:value-type="float">
            <text:p>61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MOD([.C3]^2*[.$F$2]^[.B4];[.$F$1])" office:value-type="float" office:value="3022" calcext:value-type="float">
            <text:p>302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MOD([.C4]^2*[.$F$2]^[.B5];[.$F$1])" office:value-type="float" office:value="1066" calcext:value-type="float">
            <text:p>1066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MOD([.C5]^2*[.$F$2]^[.B6];[.$F$1])" office:value-type="float" office:value="3754" calcext:value-type="float">
            <text:p>3754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MOD([.C6]^2*[.$F$2]^[.B7];[.$F$1])" office:value-type="float" office:value="4948" calcext:value-type="float">
            <text:p>4948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MOD([.C7]^2*[.$F$2]^[.B8];[.$F$1])" office:value-type="float" office:value="2985" calcext:value-type="float">
            <text:p>298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MOD([.C8]^2*[.$F$2]^[.B9];[.$F$1])" office:value-type="float" office:value="716" calcext:value-type="float">
            <text:p>71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MOD([.C9]^2*[.$F$2]^[.B10];[.$F$1])" office:value-type="float" office:value="4503" calcext:value-type="float">
            <text:p>450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MOD([.C10]^2*[.$F$2]^[.B11];[.$F$1])" office:value-type="float" office:value="6217" calcext:value-type="float">
            <text:p>621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C11]^2*[.$F$2]^[.B12];[.$F$1])" office:value-type="float" office:value="482" calcext:value-type="float">
            <text:p>48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MOD([.C12]^2*[.$F$2]^[.B13];[.$F$1])" office:value-type="float" office:value="2611" calcext:value-type="float">
            <text:p>261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([.C13]^2*[.$F$2]^[.B14];[.$F$1])" office:value-type="float" office:value="2502" calcext:value-type="float">
            <text:p>250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MOD([.C14]^2*[.$F$2]^[.B15];[.$F$1])" office:value-type="float" office:value="2065" calcext:value-type="float">
            <text:p>2065</text:p>
          </table:table-cell>
          <table:table-cell table:number-columns-repeated="3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Z (mod 6961)</text:p>
          </table:table-cell>
          <table:table-cell/>
          <table:table-cell office:value-type="string" calcext:value-type="string">
            <text:p>mod</text:p>
          </table:table-cell>
          <table:table-cell office:value-type="float" office:value="6961" calcext:value-type="float">
            <text:p>6961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MOD([.C20]^2*[.$F$20]^[.B21];[.$F$19])" office:value-type="float" office:value="437" calcext:value-type="float">
            <text:p>437</text:p>
          </table:table-cell>
          <table:table-cell/>
          <table:table-cell office:value-type="string" calcext:value-type="string">
            <text:p>exp</text:p>
          </table:table-cell>
          <table:table-cell office:value-type="float" office:value="4451" calcext:value-type="float">
            <text:p>445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MOD([.C21]^2*[.$F$20]^[.B22];[.$F$19])" office:value-type="float" office:value="3022" calcext:value-type="float">
            <text:p>302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MOD([.C22]^2*[.$F$20]^[.B23];[.$F$19])" office:value-type="float" office:value="6613" calcext:value-type="float">
            <text:p>6613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MOD([.C23]^2*[.$F$20]^[.B24];[.$F$19])" office:value-type="float" office:value="2767" calcext:value-type="float">
            <text:p>276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MOD([.C24]^2*[.$F$20]^[.B25];[.$F$19])" office:value-type="float" office:value="604" calcext:value-type="float">
            <text:p>604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MOD([.C25]^2*[.$F$20]^[.B26];[.$F$19])" office:value-type="float" office:value="2844" calcext:value-type="float">
            <text:p>284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MOD([.C26]^2*[.$F$20]^[.B27];[.$F$19])" office:value-type="float" office:value="1940" calcext:value-type="float">
            <text:p>194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MOD([.C27]^2*[.$F$20]^[.B28];[.$F$19])" office:value-type="float" office:value="3808" calcext:value-type="float">
            <text:p>380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MOD([.C28]^2*[.$F$20]^[.B29];[.$F$19])" office:value-type="float" office:value="1101" calcext:value-type="float">
            <text:p>110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MOD([.C29]^2*[.$F$20]^[.B30];[.$F$19])" office:value-type="float" office:value="987" calcext:value-type="float">
            <text:p>98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MOD([.C30]^2*[.$F$20]^[.B31];[.$F$19])" office:value-type="float" office:value="6590" calcext:value-type="float">
            <text:p>659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C31]^2*[.$F$20]^[.B32];[.$F$19])" office:value-type="float" office:value="6077" calcext:value-type="float">
            <text:p>6077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OD([.C32]^2*[.$F$20]^[.B33];[.$F$19])" office:value-type="float" office:value="3534" calcext:value-type="float">
            <text:p>3534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Z (mod 6961)</text:p>
          </table:table-cell>
          <table:table-cell/>
          <table:table-cell office:value-type="string" calcext:value-type="string">
            <text:p>mod</text:p>
          </table:table-cell>
          <table:table-cell office:value-type="float" office:value="6961" calcext:value-type="float">
            <text:p>6961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MOD([.C37]^2*[.$F$37]^[.B38];[.$F$19])" office:value-type="float" office:value="2065" calcext:value-type="float">
            <text:p>2065</text:p>
          </table:table-cell>
          <table:table-cell/>
          <table:table-cell office:value-type="string" calcext:value-type="string">
            <text:p>exp</text:p>
          </table:table-cell>
          <table:table-cell office:value-type="float" office:value="4451" calcext:value-type="float">
            <text:p>445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MOD([.C38]^2*[.$F$37]^[.B39];[.$F$19])" office:value-type="float" office:value="4093" calcext:value-type="float">
            <text:p>409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MOD([.C39]^2*[.$F$37]^[.B40];[.$F$19])" office:value-type="float" office:value="4483" calcext:value-type="float">
            <text:p>4483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MOD([.C40]^2*[.$F$37]^[.B41];[.$F$19])" office:value-type="float" office:value="882" calcext:value-type="float">
            <text:p>882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MOD([.C41]^2*[.$F$37]^[.B42];[.$F$19])" office:value-type="float" office:value="2207" calcext:value-type="float">
            <text:p>220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MOD([.C42]^2*[.$F$37]^[.B43];[.$F$19])" office:value-type="float" office:value="5110" calcext:value-type="float">
            <text:p>511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MOD([.C43]^2*[.$F$37]^[.B44];[.$F$19])" office:value-type="float" office:value="353" calcext:value-type="float">
            <text:p>35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MOD([.C44]^2*[.$F$37]^[.B45];[.$F$19])" office:value-type="float" office:value="4220" calcext:value-type="float">
            <text:p>422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MOD([.C45]^2*[.$F$37]^[.B46];[.$F$19])" office:value-type="float" office:value="2162" calcext:value-type="float">
            <text:p>216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MOD([.C46]^2*[.$F$37]^[.B47];[.$F$19])" office:value-type="float" office:value="3413" calcext:value-type="float">
            <text:p>341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MOD([.C47]^2*[.$F$37]^[.B48];[.$F$19])" office:value-type="float" office:value="2816" calcext:value-type="float">
            <text:p>2816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C48]^2*[.$F$37]^[.B49];[.$F$19])" office:value-type="float" office:value="5747" calcext:value-type="float">
            <text:p>5747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OD([.C49]^2*[.$F$37]^[.B50];[.$F$19])" office:value-type="float" office:value="4735" calcext:value-type="float">
            <text:p>47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584" calcext:value-type="float">
            <text:p>5584</text:p>
          </table:table-cell>
          <table:table-cell table:formula="of:=MOD([.C50]*[.B51];[.F36])" office:value-type="float" office:value="2362" calcext:value-type="float">
            <text:p>236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9">00/00/0000</text:date>, <text:time style:data-style-name="N2" text:time-value="15:57:44.0596414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8T15:40:12.810846615</meta:creation-date>
    <dc:date>2022-12-09T00:09:45.675398141</dc:date>
    <meta:editing-duration>PT7H51M49S</meta:editing-duration>
    <meta:editing-cycles>2</meta:editing-cycles>
    <meta:generator>LibreOffice/7.0.4.2$Linux_X86_64 LibreOffice_project/00$Build-2</meta:generator>
    <meta:document-statistic meta:table-count="1" meta:cell-count="149" meta:object-count="0"/>
  </office:meta>
</office:document-meta>
</file>